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3690" officeooo:paragraph-rsid="000e3690"/>
    </style:style>
    <style:style style:name="P2" style:family="paragraph" style:parent-style-name="Standard">
      <style:text-properties officeooo:rsid="000e3690" officeooo:paragraph-rsid="0014c96f"/>
    </style:style>
    <style:style style:name="P3" style:family="paragraph" style:parent-style-name="Standard">
      <style:text-properties officeooo:rsid="00101051" officeooo:paragraph-rsid="00181c19"/>
    </style:style>
    <style:style style:name="P4" style:family="paragraph" style:parent-style-name="Standard">
      <style:text-properties officeooo:rsid="000e3690" officeooo:paragraph-rsid="0014c96f"/>
    </style:style>
    <style:style style:name="P5" style:family="paragraph" style:parent-style-name="Standard">
      <style:text-properties officeooo:rsid="00181c19" officeooo:paragraph-rsid="00181c19"/>
    </style:style>
    <style:style style:name="T1" style:family="text">
      <style:text-properties officeooo:rsid="00101051"/>
    </style:style>
    <style:style style:name="T2" style:family="text">
      <style:text-properties officeooo:rsid="001035b1"/>
    </style:style>
    <style:style style:name="T3" style:family="text">
      <style:text-properties officeooo:rsid="0010fa62"/>
    </style:style>
    <style:style style:name="T4" style:family="text">
      <style:text-properties officeooo:rsid="00137d3b"/>
    </style:style>
    <style:style style:name="T5" style:family="text">
      <style:text-properties officeooo:rsid="0014c96f"/>
    </style:style>
    <style:style style:name="T6" style:family="text">
      <style:text-properties officeooo:rsid="00181c1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t<text:span text:style-name="T1">te erstelle mir die folgende App mit Hilfe der Python Bibliothek kivy</text:span><text:span text:style-name="T6">md.</text:span><text:span text:style-name="T1">Die App soll das folgende können. </text:span></text:p>
      <text:p text:style-name="P2"/>
      <text:p text:style-name="P3">Auf der Startseite soll es einen Button geben Tisch erstellen. <text:span text:style-name="T6">Drückt der Benutzer den Button soll sich ein Dialogfeld öffnen. <text:s/>In</text:span><text:span text:style-name="T5"> dieser </text:span>muss der Benutzer einen <text:span text:style-name="T6">Tischn</text:span>amen eingeben. <text:span text:style-name="T6">Jeder eingegeben Tischname soll in einer Liste auf der Startsteite stehen. Die Liste soll in jeder Zeile sowohl links als auch rechts ein Icon habe. Wenn ich das Linke Icon drücke soll sich die Unterseite 1 öffnen. Wenn ich das rechte Icon drücke soll gefragt werden ob diese Listenspalte gelöscht werden soll. Drückt der Benutzer ja, so soll die Spalte gelöscht werden. Drückt er nein so soll die Spalte bestehen bleiben.</text:span></text:p>
      <text:p text:style-name="P3"/>
      <text:p text:style-name="P5">Auf der Unterseite soll sich erst einmal einmal nur ein Knopf befinden, mit welchem ich auf die Startseite züruck kan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00:49.856139461</meta:creation-date>
    <dc:date>2023-10-29T11:45:52.540292251</dc:date>
    <meta:editing-duration>PT10H32M19S</meta:editing-duration>
    <meta:editing-cycles>6</meta:editing-cycles>
    <meta:generator>LibreOffice/7.3.7.2$Linux_X86_64 LibreOffice_project/30$Build-2</meta:generator>
    <meta:document-statistic meta:table-count="0" meta:image-count="0" meta:object-count="0" meta:page-count="1" meta:paragraph-count="3" meta:word-count="136" meta:character-count="833" meta:non-whitespace-character-count="698"/>
  </office:meta>
</office:document-meta>
</file>